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" svg:font-family="Poppin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303030" style:font-name="Poppins" fo:font-size="9pt" fo:letter-spacing="normal" fo:font-style="italic" fo:font-weight="normal"/>
    </style:style>
    <style:style style:name="P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303030" style:font-name="Poppins" fo:font-size="9pt" fo:letter-spacing="normal" fo:font-style="italic" fo:font-weight="normal" officeooo:rsid="001135c6" officeooo:paragraph-rsid="001135c6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03030" fo:letter-spacing="normal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5" style:family="paragraph" style:parent-style-name="Text_20_body">
      <style:paragraph-properties fo:margin-left="8.89cm" fo:margin-right="0cm" fo:line-height="150%" fo:orphans="2" fo:widows="2" fo:text-indent="0cm" style:auto-text-indent="false"/>
      <style:text-properties fo:font-variant="normal" fo:text-transform="none" fo:color="#303030" style:font-name="Poppins" fo:font-size="9pt" fo:letter-spacing="normal" fo:font-style="italic" fo:font-weight="normal"/>
    </style:style>
    <style:style style:name="P6" style:family="paragraph" style:parent-style-name="Text_20_body">
      <style:paragraph-properties fo:margin-left="8.89cm" fo:margin-right="0cm" fo:line-height="150%" fo:orphans="2" fo:widows="2" fo:text-indent="0cm" style:auto-text-indent="false"/>
      <style:text-properties fo:font-variant="normal" fo:text-transform="none" fo:color="#303030" style:font-name="Poppins" fo:font-size="9pt" fo:letter-spacing="normal" fo:font-style="italic" fo:font-weight="normal" officeooo:paragraph-rsid="001135c6"/>
    </style:style>
    <style:style style:name="P7" style:family="paragraph" style:parent-style-name="Standard">
      <style:paragraph-properties fo:text-align="end" style:justify-single-word="false"/>
      <style:text-properties officeooo:rsid="001135c6" officeooo:paragraph-rsid="001135c6"/>
    </style:style>
    <style:style style:name="T1" style:family="text">
      <style:text-properties fo:font-variant="normal" fo:text-transform="none" fo:color="#303030" style:font-name="Poppins" fo:font-size="9pt" fo:letter-spacing="normal" fo:font-style="normal" style:text-underline-style="solid" style:text-underline-width="auto" style:text-underline-color="font-color" fo:font-weight="normal"/>
    </style:style>
    <style:style style:name="T2" style:family="text">
      <style:text-properties fo:font-variant="normal" fo:text-transform="none" fo:color="#303030" style:font-name="Poppins" fo:font-size="9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" style:family="text">
      <style:text-properties fo:font-variant="normal" fo:text-transform="none" fo:color="#303030" style:font-name="Poppins" fo:font-size="9pt" fo:letter-spacing="normal" fo:font-style="normal" fo:font-weight="normal"/>
    </style:style>
    <style:style style:name="T4" style:family="text">
      <style:text-properties fo:font-variant="normal" fo:text-transform="none" fo:color="#303030" style:font-name="Poppins" fo:font-size="9pt" fo:letter-spacing="normal" fo:font-style="normal" fo:font-weight="normal" officeooo:rsid="001135c6"/>
    </style:style>
    <style:style style:name="T5" style:family="text">
      <style:text-properties fo:font-variant="normal" fo:text-transform="none" fo:color="#303030" style:font-name="Poppins" fo:font-size="9pt" fo:letter-spacing="normal" fo:font-style="italic" fo:font-weight="normal"/>
    </style:style>
    <style:style style:name="T6" style:family="text">
      <style:text-properties fo:font-variant="normal" fo:text-transform="none" fo:color="#303030" style:font-name="Poppins" fo:font-size="9pt" fo:letter-spacing="normal" fo:font-style="italic" fo:font-weight="normal" officeooo:rsid="001135c6"/>
    </style:style>
    <style:style style:name="T7" style:family="text">
      <style:text-properties officeooo:rsid="001135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Fabrice Bazire</text:span><text:line-break/><text:span text:style-name="T7">32Ter rue Saint Marc</text:span><text:line-break/><text:span text:style-name="T7">41600 Nouan le Fuzelier</text:span></text:p>
      <text:p text:style-name="P2">0645979370</text:p>
      <text:p text:style-name="P3"> </text:p>
      <text:p text:style-name="P6"><text:span text:style-name="T7">Segolene Huot</text:span><text:line-break/><text:span text:style-name="T7">Responsable de Departement Relations Clients</text:span></text:p>
      <text:p text:style-name="P6"><text:span text:style-name="T7">IKEA Orléans Ardon</text:span><text:line-break/><text:span text:style-name="T7">Zac du Parc de Limère, Rond point de Sologne</text:span><text:line-break/><text:span text:style-name="T7">45160 Ardon</text:span></text:p>
      <text:p text:style-name="P3"> </text:p>
      <text:p text:style-name="P5"><text:span text:style-name="T7">Le 11 Mars à Orléans</text:span></text:p>
      <text:p text:style-name="P3"> </text:p>
      <text:p text:style-name="P4"><text:span text:style-name="T1">Objet</text:span><text:span text:style-name="T3"> : demande de </text:span><text:a xlink:type="simple" xlink:href="https://www.journaldunet.fr/management/guide-du-management/1199833-le-conge-sans-solde/" text:style-name="Internet_20_link" text:visited-style-name="Visited_20_Internet_20_Link"><text:span text:style-name="T2">congé sans solde</text:span></text:a><text:span text:style-name="T3"><text:line-break/><text:line-break/>Madame,<text:line-break/><text:line-break/></text:span><text:span text:style-name="T4">Dans le cadre d’un stage de fin d’étude à l’étranger d’une période de 10 semaines, je me vois dans l’obligation de vous </text:span><text:span text:style-name="T3">demander un congé sans solde.<text:line-break/>Ce congé débuterait donc, si vous en êtes d’accord, le </text:span><text:span text:style-name="T6">08 juin 2020</text:span><text:span text:style-name="T3"> et se terminerait le </text:span><text:span text:style-name="T4">30 août 2020</text:span><text:span text:style-name="T6">.</text:span><text:span text:style-name="T3"><text:line-break/><text:line-break/>A cette date, et comme le permet le code du travail, je réintègrerai le poste que j’occupe actuellement.<text:line-break/><text:line-break/>Je vous prie d’agréer, Madame, Monsieur, mes respectueuses salutations.</text:span></text:p>
      <text:p text:style-name="Standard"/>
      <text:p text:style-name="P7">Fabrice Baz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" svg:font-family="Poppin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11:42.146134144</meta:creation-date>
    <dc:date>2020-03-11T08:28:48.984903144</dc:date>
    <meta:editing-duration>PT7M6S</meta:editing-duration>
    <meta:editing-cycles>1</meta:editing-cycles>
    <meta:document-statistic meta:table-count="0" meta:image-count="0" meta:object-count="0" meta:page-count="1" meta:paragraph-count="10" meta:word-count="121" meta:character-count="716" meta:non-whitespace-character-count="595"/>
    <meta:generator>LibreOffice/6.2.8.2$Linux_X86_64 LibreOffice_project/20$Build-2</meta:generator>
  </office:meta>
</office:document-meta>
</file>